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33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6666ff" draw:textarea-horizontal-align="justify" draw:textarea-vertical-align="middle" draw:auto-grow-height="false" fo:min-height="1.995cm" fo:min-width="3.644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1.995cm" fo:min-width="3.644cm"/>
    </style:style>
    <style:style style:name="gr5" style:family="graphic" style:parent-style-name="standard">
      <style:graphic-properties draw:stroke="none" draw:fill-color="#ff99ff" draw:textarea-horizontal-align="justify" draw:textarea-vertical-align="middle" draw:auto-grow-height="false" fo:min-height="0.554cm" fo:min-width="1.72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8" style:family="graphic" style:parent-style-name="standard">
      <style:graphic-properties draw:stroke="none" draw:stroke-dash="Ultrafine_20_Dashed" draw:fill-color="#000066" draw:textarea-horizontal-align="justify" draw:textarea-vertical-align="middle" draw:auto-grow-height="false" fo:min-height="0.828cm" fo:min-width="0cm"/>
    </style:style>
    <style:style style:name="gr9" style:family="graphic" style:parent-style-name="standard">
      <style:graphic-properties draw:stroke="none" draw:stroke-dash="Ultrafine_20_Dashed" draw:fill-color="#660066" draw:textarea-horizontal-align="justify" draw:textarea-vertical-align="middle" draw:auto-grow-height="false" fo:min-height="0.828cm" fo:min-width="0cm"/>
    </style:style>
    <style:style style:name="gr10" style:family="graphic" style:parent-style-name="standard">
      <style:graphic-properties draw:stroke="none" draw:stroke-dash="Ultrafine_20_Dashed" draw:fill-color="#461900" draw:textarea-horizontal-align="justify" draw:textarea-vertical-align="middle" draw:auto-grow-height="false" fo:min-height="0.828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5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00003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66"/>
      <style:paragraph-properties fo:text-align="center"/>
    </style:style>
    <style:style style:name="P8" style:family="paragraph">
      <loext:graphic-properties draw:fill-color="#660066"/>
      <style:paragraph-properties fo:text-align="center"/>
    </style:style>
    <style:style style:name="P9" style:family="paragraph">
      <loext:graphic-properties draw:fill-color="#461900"/>
      <style:paragraph-properties fo:text-align="center"/>
    </style:style>
    <style:style style:name="P10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207cm" svg:height="2.79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.207cm" svg:height="2.794cm" draw:transform="rotate (-0.829205927622506) translate (4.721cm 4.79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.144cm" svg:height="2.246cm" draw:transform="rotate (-0.829205927622506) translate (4.936cm 5.44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144cm" svg:height="2.246cm" draw:transform="rotate (-0.829205927622506) translate (14.965cm 5.44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6" draw:text-style-name="P6" draw:layer="layout" svg:width="1.27cm" svg:height="1.525cm" draw:transform="rotate (1.56713113536571) translate (7.603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6" draw:layer="layout" svg:width="1.27cm" svg:height="1.525cm" draw:transform="rotate (1.56713113536571) translate (5.699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7" draw:layer="layout" svg:width="0.635cm" svg:height="1.524cm" svg:x="7.096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6" draw:layer="layout" svg:width="1.27cm" svg:height="1.525cm" draw:transform="rotate (1.56713113536571) translate (10.773cm 10.017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6" draw:layer="layout" svg:width="1.27cm" svg:height="1.525cm" draw:transform="rotate (1.56713113536571) translate (8.869cm 10.017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0.635cm" svg:height="1.524cm" svg:x="10.266cm" svg:y="8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" draw:text-style-name="P6" draw:layer="layout" svg:width="1.27cm" svg:height="1.525cm" draw:transform="rotate (1.56713113536571) translate (13.821cm 11.41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6" draw:layer="layout" svg:width="1.27cm" svg:height="1.525cm" draw:transform="rotate (1.56713113536571) translate (11.917cm 11.414cm)">
            <text:p/>
  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9" draw:layer="layout" svg:width="0.635cm" svg:height="1.524cm" svg:x="13.314cm" svg:y="10.0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1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524cm" svg:height="0.889cm" svg:x="9.763cm" svg:y="11.6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0" draw:layer="layout" svg:x1="10.525cm" svg:y1="12.176cm" svg:x2="10.525cm" svg:y2="13.7cm">
          <text:p/>
        </draw:line>
        <draw:path draw:style-name="gr15" draw:text-style-name="P10" draw:layer="layout" svg:width="2.051cm" svg:height="1.621cm" draw:transform="rotate (-1.17600284999378) translate (12.0219408116601cm 13.0762705207864cm)" svg:viewBox="0 0 2052 1622" svg:d="M0 1622c1651 0 2052-1622 2052-1622">
          <text:p/>
        </draw:path>
        <draw:path draw:style-name="gr15" draw:text-style-name="P10" draw:layer="layout" svg:width="2.051cm" svg:height="1.621cm" draw:transform="rotate (1.17600284999378) translate (8.239cm 14.954cm)" svg:viewBox="0 0 2052 1622" svg:d="M2052 1622c-1651 0-2052-1622-2052-16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07-10T20:19:28.828089990</dc:date>
    <meta:editing-duration>PT2H46M46S</meta:editing-duration>
    <meta:editing-cycles>3</meta:editing-cycles>
    <meta:generator>LibreOffice/5.0.3.2$Linux_X86_64 LibreOffice_project/e5f16313668ac592c1bfb310f4390624e3dbfb75</meta:generator>
    <meta:document-statistic meta:object-count="26"/>
  </office:meta>
</office:document-meta>
</file>